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907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tage (m)</text:p>
          </table:table-cell>
          <table:table-cell office:value-type="string" calcext:value-type="string">
            <text:p>Salinity (ppt)</text:p>
          </table:table-cell>
          <table:table-cell office:value-type="string" calcext:value-type="string">
            <text:p>Volume (m^3)</text:p>
          </table:table-cell>
          <table:table-cell office:value-type="string" calcext:value-type="string">
            <text:p>Flow (m^3/dt)</text:p>
          </table:table-cell>
          <table:table-cell table:style-name="Default" office:value-type="string" calcext:value-type="string">
            <text:p>Salt mass</text:p>
          </table:table-cell>
          <table:table-cell table:style-name="Default" office:value-type="string" calcext:value-type="string">
            <text:p>Computed</text:p>
          </table:table-cell>
        </table:table-row>
        <table:table-row table:style-name="ro1">
          <table:table-cell office:value-type="string" calcext:value-type="string">
            <text:p>2010-01-01 00:00: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277036.502" calcext:value-type="float">
            <text:p>42277036.502</text:p>
          </table:table-cell>
          <table:table-cell office:value-type="string" calcext:value-type="string">
            <text:p>NA</text:p>
          </table:table-cell>
          <table:table-cell table:formula="of:=[.C2]*[.D2]*997" office:value-type="float" office:value="1475257188737.29" calcext:value-type="float">
            <text:p>1475257188737</text:p>
          </table:table-cell>
          <table:table-cell table:formula="of:=[.F2]/([.D2]*997)" office:value-type="float" office:value="35" calcext:value-type="float">
            <text:p>35.000</text:p>
          </table:table-cell>
        </table:table-row>
        <table:table-row table:style-name="ro1">
          <table:table-cell office:value-type="string" calcext:value-type="string">
            <text:p>2010-01-01 01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40.045" calcext:value-type="float">
            <text:p>40.045</text:p>
          </table:table-cell>
          <table:table-cell office:value-type="float" office:value="41628475.943" calcext:value-type="float">
            <text:p>41628475.943</text:p>
          </table:table-cell>
          <table:table-cell office:value-type="float" office:value="-99663.447" calcext:value-type="float">
            <text:p>-99663.447</text:p>
          </table:table-cell>
          <table:table-cell table:formula="of:=[.F2] - [.G2]*[.E3]*[.B$12]*997" office:value-type="float" office:value="1683922547721.19" calcext:value-type="float">
            <text:p>1683922547721</text:p>
          </table:table-cell>
          <table:table-cell table:formula="of:=[.F3]/([.D3]*997)" office:value-type="float" office:value="40.5729366259446" calcext:value-type="float">
            <text:p>40.573</text:p>
          </table:table-cell>
        </table:table-row>
        <table:table-row table:style-name="ro1">
          <table:table-cell office:value-type="string" calcext:value-type="string">
            <text:p>2010-01-01 02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45.091" calcext:value-type="float">
            <text:p>45.091</text:p>
          </table:table-cell>
          <table:table-cell office:value-type="float" office:value="41621074.417" calcext:value-type="float">
            <text:p>41621074.417</text:p>
          </table:table-cell>
          <table:table-cell office:value-type="float" office:value="-100100.699" calcext:value-type="float">
            <text:p>-100100.699</text:p>
          </table:table-cell>
          <table:table-cell table:formula="of:=[.F3] - [.G3]*[.E4]*[.B$12]*997" office:value-type="float" office:value="1926874258448.56" calcext:value-type="float">
            <text:p>1926874258449</text:p>
          </table:table-cell>
          <table:table-cell table:formula="of:=[.F4]/([.D4]*997)" office:value-type="float" office:value="46.4349443724353" calcext:value-type="float">
            <text:p>46.435</text:p>
          </table:table-cell>
        </table:table-row>
        <table:table-row table:style-name="ro1">
          <table:table-cell office:value-type="string" calcext:value-type="string">
            <text:p>2010-01-01 03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50.137" calcext:value-type="float">
            <text:p>50.137</text:p>
          </table:table-cell>
          <table:table-cell office:value-type="float" office:value="41620375.078" calcext:value-type="float">
            <text:p>41620375.078</text:p>
          </table:table-cell>
          <table:table-cell office:value-type="float" office:value="-100118.019" calcext:value-type="float">
            <text:p>-100118.019</text:p>
          </table:table-cell>
          <table:table-cell table:formula="of:=[.F4] - [.G4]*[.E5]*[.B$12]*997" office:value-type="float" office:value="2204975921589.44" calcext:value-type="float">
            <text:p>2204975921589</text:p>
          </table:table-cell>
          <table:table-cell table:formula="of:=[.F5]/([.D5]*997)" office:value-type="float" office:value="53.1376939709517" calcext:value-type="float">
            <text:p>53.138</text:p>
          </table:table-cell>
        </table:table-row>
        <table:table-row table:style-name="ro1">
          <table:table-cell office:value-type="string" calcext:value-type="string">
            <text:p>2010-01-01 04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55.183" calcext:value-type="float">
            <text:p>55.183</text:p>
          </table:table-cell>
          <table:table-cell office:value-type="float" office:value="41620146.06" calcext:value-type="float">
            <text:p>41620146.06</text:p>
          </table:table-cell>
          <table:table-cell office:value-type="float" office:value="-100121.498" calcext:value-type="float">
            <text:p>-100121.498</text:p>
          </table:table-cell>
          <table:table-cell table:formula="of:=[.F5] - [.G5]*[.E6]*[.B$12]*997" office:value-type="float" office:value="2523231812233.96" calcext:value-type="float">
            <text:p>2523231812234</text:p>
          </table:table-cell>
          <table:table-cell table:formula="of:=[.F6]/([.D6]*997)" office:value-type="float" office:value="60.8076742796809" calcext:value-type="float">
            <text:p>60.808</text:p>
          </table:table-cell>
        </table:table-row>
        <table:table-row table:style-name="ro1">
          <table:table-cell office:value-type="string" calcext:value-type="string">
            <text:p>2010-01-01 05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60.228" calcext:value-type="float">
            <text:p>60.228</text:p>
          </table:table-cell>
          <table:table-cell office:value-type="float" office:value="41620048.564" calcext:value-type="float">
            <text:p>41620048.564</text:p>
          </table:table-cell>
          <table:table-cell office:value-type="float" office:value="-100122.798" calcext:value-type="float">
            <text:p>-100122.798</text:p>
          </table:table-cell>
          <table:table-cell table:formula="of:=[.F6] - [.G6]*[.E7]*[.B$12]*997" office:value-type="float" office:value="2887429999351.24" calcext:value-type="float">
            <text:p>2887429999351</text:p>
          </table:table-cell>
          <table:table-cell table:formula="of:=[.F7]/([.D7]*997)" office:value-type="float" office:value="69.5846942600526" calcext:value-type="float">
            <text:p>69.585</text:p>
          </table:table-cell>
        </table:table-row>
        <table:table-row table:style-name="ro1">
          <table:table-cell office:value-type="string" calcext:value-type="string">
            <text:p>2010-01-01 06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65.274" calcext:value-type="float">
            <text:p>65.274</text:p>
          </table:table-cell>
          <table:table-cell office:value-type="float" office:value="41620003.643" calcext:value-type="float">
            <text:p>41620003.643</text:p>
          </table:table-cell>
          <table:table-cell office:value-type="float" office:value="-100123.348" calcext:value-type="float">
            <text:p>-100123.348</text:p>
          </table:table-cell>
          <table:table-cell table:formula="of:=[.F7] - [.G7]*[.E8]*[.B$12]*997" office:value-type="float" office:value="3304199083423.01" calcext:value-type="float">
            <text:p>3304199083423</text:p>
          </table:table-cell>
          <table:table-cell table:formula="of:=[.F8]/([.D8]*997)" office:value-type="float" office:value="79.6285732306574" calcext:value-type="float">
            <text:p>79.629</text:p>
          </table:table-cell>
        </table:table-row>
        <table:table-row table:style-name="ro1">
          <table:table-cell office:value-type="string" calcext:value-type="string">
            <text:p>2010-01-01 07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70.32" calcext:value-type="float">
            <text:p>70.32</text:p>
          </table:table-cell>
          <table:table-cell office:value-type="float" office:value="41619981.75" calcext:value-type="float">
            <text:p>41619981.75</text:p>
          </table:table-cell>
          <table:table-cell office:value-type="float" office:value="-100123.599" calcext:value-type="float">
            <text:p>-100123.599</text:p>
          </table:table-cell>
          <table:table-cell table:formula="of:=[.F8] - [.G8]*[.E9]*[.B$12]*997" office:value-type="float" office:value="3781125957648.01" calcext:value-type="float">
            <text:p>3781125957648</text:p>
          </table:table-cell>
          <table:table-cell table:formula="of:=[.F9]/([.D9]*997)" office:value-type="float" office:value="91.1221799863515" calcext:value-type="float">
            <text:p>91.122</text:p>
          </table:table-cell>
        </table:table-row>
        <table:table-row table:style-name="ro1">
          <table:table-cell office:value-type="string" calcext:value-type="string">
            <text:p>2010-01-01 08:00: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75.365" calcext:value-type="float">
            <text:p>75.365</text:p>
          </table:table-cell>
          <table:table-cell office:value-type="float" office:value="41619970.669" calcext:value-type="float">
            <text:p>41619970.669</text:p>
          </table:table-cell>
          <table:table-cell office:value-type="float" office:value="-100123.72" calcext:value-type="float">
            <text:p>-100123.72</text:p>
          </table:table-cell>
          <table:table-cell table:formula="of:=[.F9] - [.G9]*[.E10]*[.B$12]*997" office:value-type="float" office:value="4326893227238.34" calcext:value-type="float">
            <text:p>4326893227238</text:p>
          </table:table-cell>
          <table:table-cell table:formula="of:=[.F10]/([.D10]*997)" office:value-type="float" office:value="104.274772335898" calcext:value-type="float">
            <text:p>104.27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imestep per interval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6:33:08.635739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6:34:49.061976710</dc:date>
    <dc:creator>Joseph Park</dc:creator>
    <meta:generator>LibreOffice/4.2.8.2$Linux_X86_64 LibreOffice_project/420m0$Build-2</meta:generator>
    <meta:editing-duration>PT10M29S</meta:editing-duration>
    <meta:editing-cycles>6</meta:editing-cycles>
    <meta:document-statistic meta:table-count="1" meta:cell-count="72" meta:object-count="0"/>
  </office:meta>
</office:document-meta>
</file>